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</text:p>
      <text:p text:style-name="P1">Rzeka Trupów</text:p>
      <text:p text:style-name="P1">EN</text:p>
      <text:p text:style-name="P1">The Dead River</text:p>
      <text:p text:style-name="P1"/>
      <text:p text:style-name="Standard">PL</text:p>
      <text:p text:style-name="Standard">W orkowych opowieściach co jakiś czas usłyszeć można stare porzekadło: \</text:p>
      <text:p text:style-name="Standard">bój się niczego, co krwawi\</text:p>
      <text:p text:style-name="Standard">przeciwnika, który nie ma w sobie ni krwi, ni uczuć, ni życia. Przywódca </text:p>
      <text:p text:style-name="Standard">klanu musiał więc podjąć decyzję o ucieczce...</text:p>
      <text:p text:style-name="P1">EN</text:p>
      <text:p text:style-name="P1">In orcish stories you may often hear an old saying: 'Do not feel fear of </text:p>
      <text:p text:style-name="P1">anything that bleeds'. However Marbus's clan had to face an enemy that had </text:p>
      <text:p text:style-name="P1">neither blood, nor feeling. Nor life. Thus, the clan's leader had no choice, </text:p>
      <text:p text:style-name="Standard">but to escape.</text:p>
      <text:p text:style-name="Standard"/>
      <text:p text:style-name="Standard">PL</text:p>
      <text:p text:style-name="Standard">Jedyną nadzieją na przetrwanie było powtórne przekroczenie przeklętej od </text:p>
      <text:p text:style-name="Standard">wieków przełęczy i dotarcie do byłego domu Klanu Marbusa, Gelu'Aben. Choć </text:p>
      <text:p text:style-name="Standard">starcy, kobiety i dzieci lękali się wyruszenia w drogę, Marbus poprowadził </text:p>
      <text:p text:style-name="Standard">wszystkich żelaznym ręką i nieugiętą wolą. Wkrótce cały klan zagłębił się w </text:p>
      <text:p text:style-name="P1">przełęcz.</text:p>
      <text:p text:style-name="P1">EN</text:p>
      <text:p text:style-name="P1">The only hope for survivors was passing the long cursed Pass and reaching </text:p>
      <text:p text:style-name="P1">the old home of the clan, Gelu'Aben. Even though the elder, women and </text:p>
      <text:p text:style-name="P1">children dreaded the journey, Marbus guided them with iron fist and </text:p>
      <text:p text:style-name="P1">relentlessness. Soon, the whole clan walked into the Pass.</text:p>
      <text:p text:style-name="P1"/>
      <text:p text:style-name="Standard">PL</text:p>
      <text:p text:style-name="Standard">I jak w niemal każdej opowieści, tak i w tej, gdy bohaterowie są już niemal </text:p>
      <text:p text:style-name="Standard">u szczytu swojej wytrzymałości, wówczas los zsyła im nadzieję i odpoczynek. </text:p>
      <text:p text:style-name="Standard">I takim balsamem okazała się dla orków Przełęcz Tut'anor. O ile poprzednio </text:p>
      <text:p text:style-name="Standard">niechętnie gościła ich w swoich progach, tym razem nikt nie poczuł złych </text:p>
      <text:p text:style-name="Standard">sił, ani dreszczy na plecach. Jakby ktoś wyssał z tego miejsca całe zło i </text:p>
      <text:p text:style-name="Standard">uczynił je przeciętną przełęczą. Jakich tysiące.</text:p>
      <text:p text:style-name="P1">EN</text:p>
      <text:p text:style-name="P1">And, as in almost every story, when our protagonists are almost completely </text:p>
      <text:p text:style-name="P1">wrecked, the fate sends them hope and rest. Their balm turned out to be </text:p>
      <text:p text:style-name="P1">Tut'anor. So far it had not been very hospitable to them. Yet, nobody felt </text:p>
      <text:p text:style-name="P1">neither bad energy nor thrills this time. Totally as if someone sucked all </text:p>
      <text:p text:style-name="P1">the evil from this place and made this pas perfectly average looking like a </text:p>
      <text:p text:style-name="Standard">thousand of others.</text:p>
      <text:p text:style-name="Standard"/>
      <text:p text:style-name="Standard">PL</text:p>
      <text:p text:style-name="Standard">Nieumarli nie wyruszyli w pościg za orkami, którzy po jakimś czasie </text:p>
      <text:p text:style-name="Standard">wynurzyli się z przełęczy. Teraz Klan Marbusa czekała kolejna przeszkoda. </text:p>
      <text:p text:style-name="Standard">Drogę do Gelu'Aben blokowała rwąca rzeka, nad którą można było przejść </text:p>
      <text:p text:style-name="Standard">jedynie mostem... Orków czekała jednak przykra niespodzianka...</text:p>
      <text:p text:style-name="P1">EN</text:p>
      <text:p text:style-name="P1">Undead had not been chasing the orcs, who eventually walked out from the </text:p>
      <text:p text:style-name="P1">pass. A new adventure was waiting for the clan. Their way to Gelu'Aben was </text:p>
      <text:p text:style-name="P1">cut by a torrent, that could be crossed only through a bridge. A nasty </text:p>
      <text:p text:style-name="P1"><text:soft-page-break/>surprise was awaiting the orcs...</text:p>
      <text:p text:style-name="P1"/>
      <text:p text:style-name="P1">PL</text:p>
      <text:p text:style-name="P1">Aszuran-san</text:p>
      <text:p text:style-name="P1">EN</text:p>
      <text:p text:style-name="P1">Ashuran-san</text:p>
      <text:p text:style-name="P1"/>
      <text:p text:style-name="Standard">PL</text:p>
      <text:p text:style-name="Standard">Nieumarli</text:p>
      <text:p text:style-name="Standard">EN</text:p>
      <text:p text:style-name="Standard">Undead</text:p>
      <text:p text:style-name="Standard"/>
      <text:p text:style-name="Standard">PL</text:p>
      <text:p text:style-name="Standard">Pokonaj Widmowego Rycerza</text:p>
      <text:p text:style-name="P1">EN</text:p>
      <text:p text:style-name="P1">Defeat Spectral Knight</text:p>
      <text:p text:style-name="P1"/>
      <text:p text:style-name="P1">PL</text:p>
      <text:p text:style-name="P1">Śmierć Aszuran-Sana</text:p>
      <text:p text:style-name="P1">EN</text:p>
      <text:p text:style-name="P1">Death of Ashuran-San</text:p>
      <text:p text:style-name="P1"/>
      <text:p text:style-name="P1">PL</text:p>
      <text:p text:style-name="Standard">Udało nam się przejść przez tę cholerną przełęcz. Teraz droga będzie już o </text:p>
      <text:p text:style-name="Standard">wiele prostsza. Wystarczy przejść przez mos.. Co tu się stało!?</text:p>
      <text:p text:style-name="P1">EN</text:p>
      <text:p text:style-name="P1">We've managed to cross this darn pass. Now the path should be way more </text:p>
      <text:p text:style-name="P1">straight-forward. We only need to pass the brid... What happened here?</text:p>
      <text:p text:style-name="P1"/>
      <text:p text:style-name="P1">PL</text:p>
      <text:p text:style-name="Standard"><text:span text:style-name="T1">Niech to szlag! </text:span>Domy w okolicy są opuszczone. Ktoś dawno splądrował tę osadę.</text:p>
      <text:p text:style-name="P1">EN</text:p>
      <text:p text:style-name="P1">Bugger! The houses nearby are deserted. Somebody must have plundered this </text:p>
      <text:p text:style-name="P1">hamlet long time ago.</text:p>
      <text:p text:style-name="P1"/>
      <text:p text:style-name="Standard">PL</text:p>
      <text:p text:style-name="Standard">Sssstójcie, orkowie! Te tereny należą teraz do nas, jaszczurów.</text:p>
      <text:p text:style-name="P1">EN</text:p>
      <text:p text:style-name="P1">Wait, orcsss! Now this territory belongs to us - saurians!</text:p>
      <text:p text:style-name="P1"/>
      <text:p text:style-name="Standard">PL</text:p>
      <text:p text:style-name="Standard">Przeklęte płazy! Trzeba było was wytępić dawno temu! Gewold dobrze zrobił, </text:p>
      <text:p text:style-name="Standard">odmawiając wam sojuszu z naszymi klanami. Ta osada przez dziesięciolecia </text:p>
      <text:p text:style-name="Standard">czuwała nad mostem. Następny taki jest kilka dni drogi na północ. </text:p>
      <text:p text:style-name="Standard">Odcięliście nam drogę do Gelu'Aben!</text:p>
      <text:p text:style-name="P1">EN</text:p>
      <text:p text:style-name="P1">Cursed reptiles! We should have destroyed them long time ago. Gewold did </text:p>
      <text:p text:style-name="P1">right by rejecting your alliance proposal. This settlement has guarded the </text:p>
      <text:p text:style-name="P1">bridge for decades. The next one like that is placed a couple of days of </text:p>
      <text:p text:style-name="P1">march to the north. You have cut our way to Gelu'Aben!</text:p>
      <text:p text:style-name="P1"/>
      <text:p text:style-name="Standard">PL</text:p>
      <text:p text:style-name="Standard"><text:soft-page-break/>Uspokój się, kuzynie. Nie widzę tutaj śladów grabieży. Jedzenie dalej jest w </text:p>
      <text:p text:style-name="Standard">spichlerzach. Nie wspominając już o kosztownościach. Wątpię, by jaszczury </text:p>
      <text:p text:style-name="Standard">napadły na domy naszych braci.</text:p>
      <text:p text:style-name="P1">EN</text:p>
      <text:p text:style-name="P1">Calm down, cousin. I can not see any evidence of pillage. The food is still </text:p>
      <text:p text:style-name="P1">in the granaries. Not to mention the treasures. I doubt the reptiles have </text:p>
      <text:p text:style-name="P1">raided the homes of our brothers.</text:p>
      <text:p text:style-name="P1"/>
      <text:p text:style-name="Standard">PL</text:p>
      <text:p text:style-name="Standard">Jeździec wilka ma rację, wodzu orków... Niecały rok temu ja i moi bracia </text:p>
      <text:p text:style-name="Standard">zostaliśmy przepędzeni przez ludzkich magów z bagien na zachodzie. </text:p>
      <text:p text:style-name="Standard">Zatrzymaliśmy się tu, a z orkami z osady mieliśmy całkiem dobre stosunki. </text:p>
      <text:p text:style-name="Standard">Niedługo potem zakwitł między nami handel. My dawaliśmy im leki, oni nam </text:p>
      <text:p text:style-name="Standard">metal... Wszystko zmieniło się przed miesiącem.</text:p>
      <text:p text:style-name="P1">EN</text:p>
      <text:p text:style-name="P1">The wolf raider is correct, orcish lord. Almost a year ago, me and my </text:p>
      <text:p text:style-name="P1">brothers were banished by human mages from the swamps in the west. We stayed </text:p>
      <text:p text:style-name="P1">here. We had good relationship with orcs from the settlement. Soon, trade </text:p>
      <text:p text:style-name="P1">between us started to flourish. We gave them medications, they gave us </text:p>
      <text:p text:style-name="P1">metals... Everything changed a month ago.</text:p>
      <text:p text:style-name="P1"/>
      <text:p text:style-name="Standard">PL</text:p>
      <text:p text:style-name="Standard">Noc była zimna i mglista. Jak wszystkie tej zimy. Nasze szamanki od dawna </text:p>
      <text:p text:style-name="Standard">wróżyły nadejście złych mocy, jednak to, co zobaczyliśmy, było ponad wszelką </text:p>
      <text:p text:style-name="Standard">miarę... Duchy niemal bezgłośnie wychyliły się z lasów. Zdążyły wyrżnąć </text:p>
      <text:p text:style-name="Standard">kilkunastu wojowników, zanim orkowie spostrzegli się, że są atakowani. </text:p>
      <text:p text:style-name="Standard">Rozpętał się chaos. Razem z moimi najlepszymi wojownikami ruszyliśmy w górę </text:p>
      <text:p text:style-name="Standard">rzeki, by pomóc waszym braciom, jednak gdy doszliśmy do mostu...</text:p>
      <text:p text:style-name="P1">EN</text:p>
      <text:p text:style-name="P1">It was a cold an foggy night, like during all the winters. Our shamanesses </text:p>
      <text:p text:style-name="P1">had been foreseeing coming of evil forces for a long time. Yet, what we saw </text:p>
      <text:p text:style-name="P1">was unspeakable... Ghosts got out of forests almost noiselessly. They had </text:p>
      <text:p text:style-name="P1">managed to murder a dozen of our warriors before the orcs realised they were </text:p>
      <text:p text:style-name="P1">being attacked. Chaos blew up. Together with my best warriors I rushed up </text:p>
      <text:p text:style-name="P1">the river to help your brothers, but when we reached the bridge...</text:p>
      <text:p text:style-name="P1"/>
      <text:p text:style-name="Standard">PL</text:p>
      <text:p text:style-name="Standard">Mów dalej, jaszczurzy przywódco...</text:p>
      <text:p text:style-name="Standard">EN</text:p>
      <text:p text:style-name="Standard">Continue, saurian leader</text:p>
      <text:p text:style-name="Standard"/>
      <text:p text:style-name="Standard">PL</text:p>
      <text:p text:style-name="Standard">Jeden z duchów opętał ciało dowódcy orków. Ten chwycił oliwę i pochodnie. Na </text:p>
      <text:p text:style-name="Standard">własne oczy widziałem, jak z szaleńczym uśmiechem staje na środku mostu, </text:p>
      <text:p text:style-name="Standard">wylewa na siebie łatwopalną ciecz i podpala... Zaraz po nim spłonął też </text:p>
      <text:p text:style-name="Standard">most... Przez dym niewiele widzieliśmy, jednak krzyki umierających słychać </text:p>
      <text:p text:style-name="Standard">było do samego rana. Kilku moich weteranów próbowało przepłynąć rzekę... </text:p>
      <text:p text:style-name="Standard">Żaden z nich nie powrócił.</text:p>
      <text:p text:style-name="P1">EN</text:p>
      <text:p text:style-name="P1">One of the ghosts possessed the body of the orcish leader. He grabbed olive </text:p>
      <text:p text:style-name="P1">oil and torches. I saw him pour and emblaze the oil on himself with maniacal </text:p>
      <text:p text:style-name="P1">laughter... The bridge burned shortly after him... We couldn't see much </text:p>
      <text:p text:style-name="P1"><text:soft-page-break/>through the smoke. The of the dying could be heard until morning. A few of </text:p>
      <text:p text:style-name="Standard"><text:span text:style-name="T1">my veterans tried to swim across the river... </text:span>None has returned.</text:p>
      <text:p text:style-name="Standard"/>
      <text:p text:style-name="Standard">PL</text:p>
      <text:p text:style-name="Standard">Kuzynie, zdaje się, że jaszczur mówi prawdę. Kilku moich zwiadowców znalazło </text:p>
      <text:p text:style-name="Standard">w domach ślady ich leków. Nie możemy sobie pozwolić na bezsensowną bitwę...</text:p>
      <text:p text:style-name="P1">EN</text:p>
      <text:p text:style-name="P1">Cousin, I've got a feeling the saurian is saying truth. A few of my scouts </text:p>
      <text:p text:style-name="P1">found tracks of their medications. We can not let a pointless battle happen.</text:p>
      <text:p text:style-name="P1"/>
      <text:p text:style-name="Standard">PL</text:p>
      <text:p text:style-name="Standard">Tak... Masz rację, Kochan. Jaszczurze! Ja i moi wojownicy musimy przejść na </text:p>
      <text:p text:style-name="P1">drugą stronę rzeki!</text:p>
      <text:p text:style-name="P1">EN</text:p>
      <text:p text:style-name="P1">Yes, you are right, Kochan. Saurian! Me and my warriors want to cross the </text:p>
      <text:p text:style-name="Standard">river!</text:p>
      <text:p text:style-name="Standard"/>
      <text:p text:style-name="Standard">PL</text:p>
      <text:p text:style-name="Standard">Obawiam się, że będzie to trudne, orku... Nasza wróżbitka wyczuła zbliżające </text:p>
      <text:p text:style-name="Standard">się z południa zło. Może jednak uda się nam odeprzeć nieumarłych wspólnymi </text:p>
      <text:p text:style-name="P1">siłami.</text:p>
      <text:p text:style-name="P1">EN</text:p>
      <text:p text:style-name="P1">I fear it will be utterly hard, orc... Our oracle sensed evil coming from </text:p>
      <text:p text:style-name="P1">the south. Maybe we will manage to counter the undead together, though.</text:p>
      <text:p text:style-name="P1"/>
      <text:p text:style-name="Standard">PL</text:p>
      <text:p text:style-name="Standard">Niech tak będzie. Te bezduszne stwory zapłacą nam za naszych braci. Niech </text:p>
      <text:p text:style-name="Standard">kobiety i dzieci zabiorą ze spichlerzy całą żywność, gdy my rozprawimy się z </text:p>
      <text:p text:style-name="P1">nieumarłymi.</text:p>
      <text:p text:style-name="P1">EN</text:p>
      <text:p text:style-name="P1">So be it. Those soulless creatures will pay a big price for killing our </text:p>
      <text:p text:style-name="P1">brothers. Let the women and children take all the food from the granaries </text:p>
      <text:p text:style-name="P1">while we kill the undead off.</text:p>
      <text:p text:style-name="P1"/>
      <text:p text:style-name="Standard">PL</text:p>
      <text:p text:style-name="Standard">Mrok nadchodzi... Porzućcie nadzieję!</text:p>
      <text:p text:style-name="P1">EN</text:p>
      <text:p text:style-name="P1">Darkness is coming... Give up your hope!</text:p>
      <text:p text:style-name="P1"/>
      <text:p text:style-name="Standard">PL</text:p>
      <text:p text:style-name="Standard">Mroczne Widmo</text:p>
      <text:p text:style-name="Standard">EN</text:p>
      <text:p text:style-name="Standard">Dark Spectre</text:p>
      <text:p text:style-name="Standard"/>
      <text:p text:style-name="Standard">PL</text:p>
      <text:p text:style-name="Standard">Nie masz gdzie uciec... Pogódź się ze swoim losem</text:p>
      <text:p text:style-name="Standard">EN</text:p>
      <text:p text:style-name="P1">Nowhere can you escape... Be reconciled with your fate!</text:p>
      <text:p text:style-name="P1"/>
      <text:p text:style-name="Standard">PL</text:p>
      <text:p text:style-name="Standard">Wzywam wass... Dzieci... Dzieci nocy... Chodźcie... Wyrżnijcie tych </text:p>
      <text:p text:style-name="Standard">głupców...</text:p>
      <text:p text:style-name="Standard"><text:soft-page-break/>EN</text:p>
      <text:p text:style-name="Standard">I summon you... <text:span text:style-name="T1">Children... Children of the night... Come! Slaughter these </text:span></text:p>
      <text:p text:style-name="P1">fools!</text:p>
      <text:p text:style-name="P1"/>
      <text:p text:style-name="P1">PL</text:p>
      <text:p text:style-name="Standard"><text:span text:style-name="T1">Woda zmętniała... </text:span>Powietrze stało się gęstsze... Uważajcie... <text:span text:style-name="T1">Coś </text:span></text:p>
      <text:p text:style-name="P1">nadchodzi...</text:p>
      <text:p text:style-name="P1">EN</text:p>
      <text:p text:style-name="P1">The water is murky... The air is dense. Watch out... Something is coming...</text:p>
      <text:p text:style-name="P1"/>
      <text:p text:style-name="P1">PL</text:p>
      <text:p text:style-name="P1">On ma rację, Marbus.</text:p>
      <text:p text:style-name="P1">EN</text:p>
      <text:p text:style-name="P1">He is right, Marbus. We must be cautious...</text:p>
      <text:p text:style-name="P1"/>
      <text:p text:style-name="P1">PL</text:p>
      <text:p text:style-name="P1">Przeklęte dusze! Uwolnijcie wasz gniew!</text:p>
      <text:p text:style-name="P1">EN</text:p>
      <text:p text:style-name="Standard"><text:span text:style-name="T1">Sacred souls! </text:span>Free your anger!</text:p>
      <text:p text:style-name="Standard"/>
      <text:p text:style-name="Standard">PL</text:p>
      <text:p text:style-name="Standard">Śmierć tym, którzy ośmielają się zakłócać nasz spokój...</text:p>
      <text:p text:style-name="P1">EN</text:p>
      <text:p text:style-name="P1">Death for those who dare disturb our rest!</text:p>
      <text:p text:style-name="P1"/>
      <text:p text:style-name="Standard">PL</text:p>
      <text:p text:style-name="Standard">Powstańcie, ci, których życie pochłonęła mroczne głębina rzeki!</text:p>
      <text:p text:style-name="P1">EN</text:p>
      <text:p text:style-name="P1">Rise up, whose lives have been swallowed by the dark deep of the river!</text:p>
      <text:p text:style-name="P1"/>
      <text:p text:style-name="Standard">PL</text:p>
      <text:p text:style-name="Standard">Topielec</text:p>
      <text:p text:style-name="Standard">EN</text:p>
      <text:p text:style-name="Standard">Kelpie</text:p>
      <text:p text:style-name="Standard"/>
      <text:p text:style-name="Standard">PL</text:p>
      <text:p text:style-name="Standard">On ożywił zwłoki z dna rzeki!</text:p>
      <text:p text:style-name="P1">EN</text:p>
      <text:p text:style-name="P1">He resurrected corpses from the bottom of the river!</text:p>
      <text:p text:style-name="P1"/>
      <text:p text:style-name="Standard">PL</text:p>
      <text:p text:style-name="Standard">Mam nadzieję że ten most się nie zawali.</text:p>
      <text:p text:style-name="P1">EN</text:p>
      <text:p text:style-name="P1">I hope this bridge will not collapse.</text:p>
      <text:p text:style-name="P1"/>
      <text:p text:style-name="Standard">PL</text:p>
      <text:p text:style-name="Standard">Właściwie to dziwi mnie, ze nie rozleciał się do tej pory.</text:p>
      <text:p text:style-name="P1">EN</text:p>
      <text:p text:style-name="P1">To be honest, I'm surprised it hasn't done it already.</text:p>
      <text:p text:style-name="P1"/>
      <text:p text:style-name="Standard">PL</text:p>
      <text:p text:style-name="Standard">Rzeka jest zdradliwa... Nie pamiętam żadnej zimy, podczas której taka jej </text:p>
      <text:p text:style-name="P1"><text:soft-page-break/>część byłaby zlodowacona.</text:p>
      <text:p text:style-name="P1">EN</text:p>
      <text:p text:style-name="P1">This river is treacherous... I do not remember such a large part covered </text:p>
      <text:p text:style-name="P1">with ice during any winter.</text:p>
      <text:p text:style-name="P1"/>
      <text:p text:style-name="Standard">PL</text:p>
      <text:p text:style-name="Standard">To prawda. Pierwszy raz się zdarza, by mróz był aż tak silny. My, jaszczury, </text:p>
      <text:p text:style-name="Standard">potrafimy zdobyć żywność nawet w takich warunkach, jednak dla waszej rasy </text:p>
      <text:p text:style-name="Standard">będzie to naprawdę trudny rok.</text:p>
      <text:p text:style-name="P1">EN</text:p>
      <text:p text:style-name="P1">It is true. This is the first time the frost is so biting. We, saurians can </text:p>
      <text:p text:style-name="P1">get food even in such conditions. This year will be utterly hard for your </text:p>
      <text:p text:style-name="Standard">race, though.</text:p>
      <text:p text:style-name="Standard"/>
      <text:p text:style-name="Standard">PL</text:p>
      <text:p text:style-name="Standard">Krasnoludy wiecznie mają krypty pełne żywności i gorzałki. Ludzie dostaną </text:p>
      <text:p text:style-name="Standard">zaopatrzenie z Wesnoth. Elfy mają w lasach tyle żywności, że nawet nie </text:p>
      <text:p text:style-name="Standard">czynią zapasów... Grabież to zaprawdę jedyna droga przetrwania dla orków.</text:p>
      <text:p text:style-name="P1">EN</text:p>
      <text:p text:style-name="P1">Dwarves always have vaults full of food and booze. Humans will get supplies </text:p>
      <text:p text:style-name="P1">from Wesnoth. Elves have so much food in their forests that they don't even </text:p>
      <text:p text:style-name="P1">need to stockpile... Pillage is the only opportunity for us to survive.</text:p>
      <text:p text:style-name="P1"/>
      <text:p text:style-name="Standard">PL</text:p>
      <text:p text:style-name="Standard">Wreszcie się udało. Bitwa była naprawdę ciężka. Niech wszyscy przejdą na </text:p>
      <text:p text:style-name="Standard">zachodnią stronę rzeki. Rozpalicie ogniska i załóżcie suche ubrania. </text:p>
      <text:p text:style-name="P1">EN</text:p>
      <text:p text:style-name="P1">Finally, we did it! The battle was really hard. Everyone has to cross the </text:p>
      <text:p text:style-name="P1">river now. Set campfires and put on dry clothes.</text:p>
      <text:p text:style-name="P1"/>
      <text:p text:style-name="Standard">PL</text:p>
      <text:p text:style-name="Standard">Tak. Napijmy się też wódki. Dobrze nam zrobi. Dać mi zaraz mięso dla psów!</text:p>
      <text:p text:style-name="P1">EN</text:p>
      <text:p text:style-name="P1">Yes, let us drink some booze, too. It will serve us well. Give me meat for </text:p>
      <text:p text:style-name="P1">the dogs!</text:p>
      <text:p text:style-name="P1"/>
      <text:p text:style-name="Standard">PL</text:p>
      <text:p text:style-name="Standard">Więc jednak się udało. Wątpiłem, byśmy wyszli z tej bitwy cało. Odpocznijmy </text:p>
      <text:p text:style-name="Standard">zatem i pomówmy o twojej drodze, wodzu orków...</text:p>
      <text:p text:style-name="P1">EN</text:p>
      <text:p text:style-name="P1">So it came off. I doubted we would get away scot-free. Let us rest and talk </text:p>
      <text:p text:style-name="P1">about your way, orcish lord...</text:p>
      <text:p text:style-name="P1"/>
      <text:p text:style-name="Standard">PL</text:p>
      <text:p text:style-name="Standard">Hmm... Co masz na myśli, jaszczurze?</text:p>
      <text:p text:style-name="P1">EN</text:p>
      <text:p text:style-name="P1">What do you mean, saurian?</text:p>
      <text:p text:style-name="P1"/>
      <text:p text:style-name="Standard">PL</text:p>
      <text:p text:style-name="Standard">Podążasz do Gelu'Aben, jednak droga do twierdzy może być zwodnicza... Kto </text:p>
      <text:p text:style-name="Standard">wie, czy nieumarli nie zaatakowali już waszych braci?</text:p>
      <text:p text:style-name="Standard">EN</text:p>
      <text:p text:style-name="Standard"><text:soft-page-break/>You are heading to Gelu'Aben, but the road to the fortress may be </text:p>
      <text:p text:style-name="P1">deceptive... Who knows whether your brothers have not been attacked by the </text:p>
      <text:p text:style-name="Standard">undead already.</text:p>
      <text:p text:style-name="Standard"/>
      <text:p text:style-name="Standard">PL</text:p>
      <text:p text:style-name="Standard">Tak... By dojść do Gelu'Aben będziemy musieli przejść przez tereny Elgerusa. </text:p>
      <text:p text:style-name="Standard">Ten zawszony ork od lat nazywany jest szalonym. Założę się, że sytuacja w </text:p>
      <text:p text:style-name="Standard">jego twierdzy, Sunek Dal, jest jeszcze gorsza, niż nasza. <text:span text:style-name="T1">Może próbować nas </text:span></text:p>
      <text:p text:style-name="P1">ograbić...</text:p>
      <text:p text:style-name="P1">EN</text:p>
      <text:p text:style-name="P1">Yes... We will need to cross the lands of Elgerus to reach Gelu'Aben. This </text:p>
      <text:p text:style-name="P1">lousy orc is called mad for ages. I bet that the situation in his fortress, </text:p>
      <text:p text:style-name="P1">Sunek Dal is a lot worse than ours. He may try to loot us.</text:p>
      <text:p text:style-name="P1"/>
      <text:p text:style-name="Standard">PL</text:p>
      <text:p text:style-name="Standard">Prócz Elgerusa na tych ziemiach władają też trollę. Od lat były pod batem </text:p>
      <text:p text:style-name="Standard">Elgerusa i jego klanu. Jeśli czeka nas bitwa, na pewno nam pomogą.</text:p>
      <text:p text:style-name="P1">EN</text:p>
      <text:p text:style-name="P1">Apart from Elgerus, trolls are the second rulers of that land. They have </text:p>
      <text:p text:style-name="P1">been under the yoke of Elgerus and his clan. If a battle is awaiting us, </text:p>
      <text:p text:style-name="P1">they will certainly help.</text:p>
      <text:p text:style-name="P1"/>
      <text:p text:style-name="P1">PL</text:p>
      <text:p text:style-name="P1">Jest jednak inna droga... Przez bagna... Znacznie szybsza...</text:p>
      <text:p text:style-name="P1">EN</text:p>
      <text:p text:style-name="P1">There is one other way, though... through bogs... a lot faster</text:p>
      <text:p text:style-name="P1"/>
      <text:p text:style-name="Standard">PL</text:p>
      <text:p text:style-name="Standard">A gdzie jest haczyk, jaszczurze?</text:p>
      <text:p text:style-name="P1">EN</text:p>
      <text:p text:style-name="P1">Where is the catch, reptile?</text:p>
      <text:p text:style-name="P1"/>
      <text:p text:style-name="Standard">PL</text:p>
      <text:p text:style-name="Standard">Mowa tu o bagnach, z których wyrzucili nas ludzcy magowie. Możecie przez nie </text:p>
      <text:p text:style-name="Standard">przejść. Niechybnie czeka was wówczas bitwa, ale pomogą wam w niej moje </text:p>
      <text:p text:style-name="Standard">jaszczury. Mogę dać wam do dyspozycji najlepszych żołnierzy i wróżbitów, a </text:p>
      <text:p text:style-name="Standard">całkiem sporo znajdziecie ich też ukrytych na bagnach... Nie wspominam już o </text:p>
      <text:p text:style-name="Standard">zasobach żywności, które odbilibyście z rąk magów.</text:p>
      <text:p text:style-name="P1">EN</text:p>
      <text:p text:style-name="P1">I am speaking of bogs we were banished from by the mages. You can go through </text:p>
      <text:p text:style-name="P1">them. Obviously, you will have to fight a battle there, but my saurians will </text:p>
      <text:p text:style-name="P1">help. You can have best of my warriors and shamans at your disposal. You </text:p>
      <text:p text:style-name="P1">will also find dozens of them hidden in the bogs... not to mention the </text:p>
      <text:p text:style-name="P1">amounts of food you could take back from the mages.</text:p>
      <text:p text:style-name="P1"/>
      <text:p text:style-name="Standard">PL</text:p>
      <text:p text:style-name="Standard">Zastanów się dobrze, kuzynie... I tak czeka nas walka. <text:span text:style-name="T1">Którą drogą </text:span></text:p>
      <text:p text:style-name="P1">pójdziemy...</text:p>
      <text:p text:style-name="P1">EN</text:p>
      <text:p text:style-name="P1">Think about that thoroughly, cousin... We are going to fight anyway. What </text:p>
      <text:p text:style-name="P1">way will we choose...</text:p>
      <text:p text:style-name="P1"/>
      <text:p text:style-name="P1"><text:soft-page-break/>PL</text:p>
      <text:p text:style-name="P1">Więc ja...</text:p>
      <text:p text:style-name="P1">EN</text:p>
      <text:p text:style-name="P1">I want to...</text:p>
      <text:p text:style-name="P1"/>
      <text:p text:style-name="Standard">PL</text:p>
      <text:p text:style-name="Standard">Chcę mieć jaszczurki przy swoim boku. <text:span text:style-name="T1">Maszerujemy na bagna!</text:span></text:p>
      <text:p text:style-name="P1">EN</text:p>
      <text:p text:style-name="P1">I want to keep the saurians nearby. We are heading to the bogs!</text:p>
      <text:p text:style-name="P1"/>
      <text:p text:style-name="Standard">PL</text:p>
      <text:p text:style-name="Standard">Emborgi'tarasz</text:p>
      <text:p text:style-name="Standard">EN</text:p>
      <text:p text:style-name="Standard">Emborgi-tarash</text:p>
      <text:p text:style-name="Standard"/>
      <text:p text:style-name="Standard">PL</text:p>
      <text:p text:style-name="Standard">Słuszny wybór, młody wodzu. Wiedziałam, że nam pomożesz.</text:p>
      <text:p text:style-name="Standard">EN</text:p>
      <text:p text:style-name="Standard">Wise choice, young ruler! <text:span text:style-name="T1">I knew you would help us.</text:span></text:p>
      <text:p text:style-name="P1"/>
      <text:p text:style-name="Standard">PL</text:p>
      <text:p text:style-name="Standard">Co? Skąd się wzięła ta stara jaszczurka?</text:p>
      <text:p text:style-name="P1">EN</text:p>
      <text:p text:style-name="P1">What? Where has that saurian come from?</text:p>
      <text:p text:style-name="P1"/>
      <text:p text:style-name="Standard">PL</text:p>
      <text:p text:style-name="Standard">To jest Emborgi-tarash. Nasza duchowa przewodniczka i najlepsza wróżbitka w </text:p>
      <text:p text:style-name="P1">naszym klanie.</text:p>
      <text:p text:style-name="P1">EN</text:p>
      <text:p text:style-name="P1">This is Emborgi-tarash. Our spiritual leader and the best oracle in our clan.</text:p>
      <text:p text:style-name="P1"/>
      <text:p text:style-name="Standard">PL</text:p>
      <text:p text:style-name="Standard">Zdaje się, że wróżbita czym starszy, tym lepszy...</text:p>
      <text:p text:style-name="P1">EN</text:p>
      <text:p text:style-name="P1">Seems the older are the oracles, the better they are...</text:p>
      <text:p text:style-name="P1"/>
      <text:p text:style-name="Standard">PL</text:p>
      <text:p text:style-name="Standard">Słyszałam to, jeźdźcze wilka... Przewidziałam to, że się tu pojawiasz. </text:p>
      <text:p text:style-name="Standard">Przepowiedziałam też, że pokonasz ludzkich kuglarzy na bagnach. Sama Cię tam </text:p>
      <text:p text:style-name="Standard">poprowadzę i będę Ci towarzyszyć przez całą twoją podróż. <text:span text:style-name="T1">Wraz z moim ludem.</text:span></text:p>
      <text:p text:style-name="P1">EN</text:p>
      <text:p text:style-name="P1">I have heard that, wolf rider. I foresaw you would come here. I also </text:p>
      <text:p text:style-name="P1">forecast that you will these human jesters on the bogs. I will lead you </text:p>
      <text:p text:style-name="P1">there myself and I will assist you through your whole journey. Together with </text:p>
      <text:p text:style-name="P1">my folk.</text:p>
      <text:p text:style-name="P1"/>
      <text:p text:style-name="P1">PL</text:p>
      <text:p text:style-name="Standard"><text:span text:style-name="T1">Hmm... To wielkie słowa, Emborgi-tarash. </text:span>Zaszczytem będzie dla mnie mieć Cię </text:p>
      <text:p text:style-name="P1">wśród swojego klanu.</text:p>
      <text:p text:style-name="P1">EN</text:p>
      <text:p text:style-name="P1">These are great words, Emborgi-tarash. It will be a pleasure to have you </text:p>
      <text:p text:style-name="Standard">between my people.</text:p>
      <text:p text:style-name="Standard"><text:soft-page-break/></text:p>
      <text:p text:style-name="Standard">PL</text:p>
      <text:p text:style-name="Standard">To wielka strata dla nas, że nas opuszczasz, wróżbitko. Nie mam jednak prawa </text:p>
      <text:p text:style-name="Standard">Ci tego zabronić. Niech mądrość twego słowa przemawia do twych nowych braci, </text:p>
      <text:p text:style-name="Standard">jak przemawiała do nas, starsza.</text:p>
      <text:p text:style-name="P1">EN</text:p>
      <text:p text:style-name="P1">Your leaving is indeed a great loss for us, oracle. Yet, I can not forbid </text:p>
      <text:p text:style-name="P1">you to do this. May the wisdom of your words speak to your new brothers, as </text:p>
      <text:p text:style-name="P1">it used to spoke to us, elder.</text:p>
      <text:p text:style-name="P1"/>
      <text:p text:style-name="Standard">PL</text:p>
      <text:p text:style-name="Standard">Niech tak będzie. Żegnaj, mój synu. Przepowiadam Ci, że niedługo wrócisz z </text:p>
      <text:p text:style-name="Standard">naszymi braćmi na bagna, które odbijemy.</text:p>
      <text:p text:style-name="P1">EN</text:p>
      <text:p text:style-name="P1">So be it. Farewell, my son. I augur you and our brothers will soon return to </text:p>
      <text:p text:style-name="P1">our bogs, reclaimed by us.</text:p>
      <text:p text:style-name="P1"/>
      <text:p text:style-name="Standard">PL</text:p>
      <text:p text:style-name="Standard">Wypijmy zdrowie naszych nowych braci i sióstr. Odpocznijmy i bawmy się. </text:p>
      <text:p text:style-name="Standard">Spalmy ciała naszych zmarłych, a nazajutrz ruszymy drogą na bagna.</text:p>
      <text:p text:style-name="P1">EN</text:p>
      <text:p text:style-name="P1">Let us drink a toast to our brothers' and sisters' health! Rest and feast! </text:p>
      <text:p text:style-name="P1">Burn dead bodies, tomorrow we are setting out to the bogs.</text:p>
      <text:p text:style-name="P1"/>
      <text:p text:style-name="Standard">PL</text:p>
      <text:p text:style-name="Standard">Wsparcie trolli będzie najlepszym wyborem. <text:span text:style-name="T1">Ruszamy do Sunek Dal!</text:span></text:p>
      <text:p text:style-name="P1">EN</text:p>
      <text:p text:style-name="P1">Helping the trolls is the best way. we are going to Sunek Dal.</text:p>
      <text:p text:style-name="P1"/>
      <text:p text:style-name="Standard">PL</text:p>
      <text:p text:style-name="Standard">Sss...! Niech tak będzie. Rozumiemy to, że wolicie zarżnąć waszych własnych </text:p>
      <text:p text:style-name="Standard">braci, niż nam pomóc. Idźcie zatem.</text:p>
      <text:p text:style-name="P1">EN</text:p>
      <text:p text:style-name="P1">Sssss! So be it. We understand you would rather slay your own brothers than </text:p>
      <text:p text:style-name="P1">help us. Go then.</text:p>
      <text:p text:style-name="P1"/>
      <text:p text:style-name="P1">PL</text:p>
      <text:p text:style-name="P1">Odszczekaj to, nędzny płazie!</text:p>
      <text:p text:style-name="P1">EN</text:p>
      <text:p text:style-name="P1">Retract that, lousy reptile!</text:p>
      <text:p text:style-name="P1"/>
      <text:p text:style-name="Standard">PL</text:p>
      <text:p text:style-name="Standard">Marbus! Spokojnie... Nie chcemy walki. Może się także okazać, że będziemy </text:p>
      <text:p text:style-name="Standard">musieli tu wrócić.</text:p>
      <text:p text:style-name="Standard">EN</text:p>
      <text:p text:style-name="Standard">Calm down, Marbus... <text:span text:style-name="T1">We may have to return here soon. Let us rest for a </text:span></text:p>
      <text:p text:style-name="P1">while, and then set out...</text:p>
      <text:p text:style-name="P1"/>
      <text:p text:style-name="Standard">PL</text:p>
      <text:p text:style-name="Standard">Tak... Masz rację. Wypijmy jeszcze trochę wódki, a potem ruszajmy. <text:span text:style-name="T1">Pora </text:span></text:p>
      <text:p text:style-name="P1">wesprzeć trolle.</text:p>
      <text:p text:style-name="P1">EN</text:p>
      <text:p text:style-name="P1"><text:soft-page-break/>Yes, you are right. We shall drink some booze and then set out. It is high </text:p>
      <text:p text:style-name="P1">time we helped trolls.</text:p>
      <text:p text:style-name="P1"/>
      <text:p text:style-name="Standard">PL</text:p>
      <text:p text:style-name="Standard">Nie! Bez pomocy jaszczurów nie pokonamy nieumarłych.</text:p>
      <text:p text:style-name="P1">EN</text:p>
      <text:p text:style-name="P1">No! Without help of the saurians we won't beat the unde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$Win32 OpenOffice.org_project/411m6$Build-9775</meta:generator>
    <dc:date>2017-09-03T19:50:48.35</dc:date>
    <meta:document-statistic meta:table-count="0" meta:image-count="0" meta:object-count="0" meta:page-count="10" meta:paragraph-count="409" meta:word-count="2724" meta:character-count="15688"/>
    <dc:creator>Adrian Pezda</dc:creator>
    <meta:user-defined meta:name="Info 1"/>
    <meta:user-defined meta:name="Info 2"/>
    <meta:user-defined meta:name="Info 3"/>
    <meta:user-defined meta:name="Info 4"/>
  </office:meta>
</office:document-meta>
</file>